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200000229951E59FE858D53A8.png" manifest:media-type="image/png"/>
  <manifest:file-entry manifest:full-path="Pictures/1000000100000372000002299BEE9C127765EC6E.png" manifest:media-type="image/png"/>
  <manifest:file-entry manifest:full-path="Pictures/100000010000037200000229325C1CD69229BECB.png" manifest:media-type="image/png"/>
  <manifest:file-entry manifest:full-path="Pictures/100000010000037200000229DC3E7E07B4BD0BCC.png" manifest:media-type="image/png"/>
  <manifest:file-entry manifest:full-path="Pictures/10000001000003720000022961F05A260CD054F0.png" manifest:media-type="image/png"/>
  <manifest:file-entry manifest:full-path="Pictures/100000010000037200000229D7AF5087EC67C87E.png" manifest:media-type="image/png"/>
  <manifest:file-entry manifest:full-path="Pictures/1000000100000372000002296A3F83C8E19209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657cm" draw:z-index="0"><draw:image xlink:href="Pictures/1000000100000372000002296A3F83C8E19209B1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17cm" svg:height="10.657cm" draw:z-index="1"><draw:image xlink:href="Pictures/100000010000037200000229D7AF5087EC67C87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10.657cm" draw:z-index="2"><draw:image xlink:href="Pictures/100000010000037200000229DC3E7E07B4BD0BCC.png" xlink:type="simple" xlink:show="embed" xlink:actuate="onLoad" draw:mime-type="image/png"/></draw:frame><text:soft-page-break/></text:p>
      <text:p text:style-name="Standard"><draw:frame draw:style-name="fr1" draw:name="Image4" text:anchor-type="char" svg:width="17cm" svg:height="10.657cm" draw:z-index="3"><draw:image xlink:href="Pictures/100000010000037200000229325C1CD69229BE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7cm" svg:height="10.657cm" draw:z-index="4"><draw:image xlink:href="Pictures/1000000100000372000002299BEE9C127765EC6E.png" xlink:type="simple" xlink:show="embed" xlink:actuate="onLoad" draw:mime-type="image/png"/></draw:frame><text:soft-page-break/></text:p>
      <text:p text:style-name="Standard"><draw:frame draw:style-name="fr1" draw:name="Image6" text:anchor-type="char" svg:width="17cm" svg:height="10.657cm" draw:z-index="5"><draw:image xlink:href="Pictures/10000001000003720000022961F05A260CD054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7" text:anchor-type="char" svg:width="17cm" svg:height="10.657cm" draw:z-index="6"><draw:image xlink:href="Pictures/100000010000037200000229951E59FE858D53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0:07:40.669398479</meta:creation-date>
    <meta:generator>LibreOffice/7.3.7.2$Linux_X86_64 LibreOffice_project/30$Build-2</meta:generator>
    <dc:date>2023-09-26T10:30:55.553295384</dc:date>
    <meta:editing-duration>PT23M12S</meta:editing-duration>
    <meta:editing-cycles>7</meta:editing-cycles>
    <meta:document-statistic meta:table-count="0" meta:image-count="7" meta:object-count="0" meta:page-count="6" meta:paragraph-count="0" meta:word-count="0" meta:character-count="0" meta:non-whitespace-character-count="0"/>
  </office:meta>
</office:document-meta>
</file>